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081bfa" officeooo:paragraph-rsid="00081bfa" style:font-size-asian="19.25pt" style:font-size-complex="22pt"/>
    </style:style>
    <style:style style:name="P2" style:family="paragraph" style:parent-style-name="Standard">
      <style:text-properties fo:font-size="22pt" officeooo:rsid="0008a7f2" officeooo:paragraph-rsid="0008a7f2" style:font-size-asian="19.25pt" style:font-size-complex="22pt"/>
    </style:style>
    <style:style style:name="P3" style:family="paragraph" style:parent-style-name="Standard">
      <style:text-properties fo:font-size="22pt" officeooo:rsid="000aea13" officeooo:paragraph-rsid="000aea13" style:font-size-asian="19.25pt" style:font-size-complex="22pt"/>
    </style:style>
    <style:style style:name="P4" style:family="paragraph" style:parent-style-name="Standard">
      <style:text-properties fo:font-size="22pt" officeooo:rsid="000c94c5" officeooo:paragraph-rsid="000c94c5" style:font-size-asian="19.25pt" style:font-size-complex="22pt"/>
    </style:style>
    <style:style style:name="P5" style:family="paragraph" style:parent-style-name="Standard">
      <style:text-properties fo:font-size="22pt" officeooo:rsid="000e066c" officeooo:paragraph-rsid="000e066c" style:font-size-asian="19.25pt" style:font-size-complex="22pt"/>
    </style:style>
    <style:style style:name="P6" style:family="paragraph" style:parent-style-name="Standard">
      <style:text-properties fo:font-size="22pt" officeooo:rsid="000e066c" officeooo:paragraph-rsid="00125753" style:font-size-asian="19.25pt" style:font-size-complex="22pt"/>
    </style:style>
    <style:style style:name="P7" style:family="paragraph" style:parent-style-name="Standard">
      <style:text-properties fo:font-size="22pt" officeooo:rsid="00125753" officeooo:paragraph-rsid="00125753" style:font-size-asian="19.25pt" style:font-size-complex="22pt"/>
    </style:style>
    <style:style style:name="P8" style:family="paragraph" style:parent-style-name="Standard">
      <style:text-properties fo:font-size="22pt" officeooo:rsid="00132494" officeooo:paragraph-rsid="00132494" style:font-size-asian="19.25pt" style:font-size-complex="22pt"/>
    </style:style>
    <style:style style:name="P9" style:family="paragraph" style:parent-style-name="Standard">
      <style:text-properties fo:font-size="22pt" officeooo:rsid="0013f514" officeooo:paragraph-rsid="0013f514" style:font-size-asian="19.25pt" style:font-size-complex="22pt"/>
    </style:style>
    <style:style style:name="P10" style:family="paragraph" style:parent-style-name="Standard">
      <style:text-properties fo:font-size="22pt" officeooo:rsid="00081bfa" officeooo:paragraph-rsid="00081bfa" style:font-size-asian="19.25pt" style:font-size-complex="22pt"/>
    </style:style>
    <style:style style:name="P11" style:family="paragraph" style:parent-style-name="Standard">
      <style:text-properties fo:font-size="22pt" officeooo:rsid="000c94c5" officeooo:paragraph-rsid="000c94c5" style:font-size-asian="19.25pt" style:font-size-complex="22pt"/>
    </style:style>
    <style:style style:name="P12" style:family="paragraph" style:parent-style-name="Standard">
      <style:text-properties fo:font-size="22pt" officeooo:rsid="0015e735" officeooo:paragraph-rsid="0015e735" style:font-size-asian="19.25pt" style:font-size-complex="22pt"/>
    </style:style>
    <style:style style:name="P13" style:family="paragraph" style:parent-style-name="Standard">
      <style:text-properties fo:font-size="22pt" officeooo:rsid="0016b719" officeooo:paragraph-rsid="0016b719" style:font-size-asian="19.25pt" style:font-size-complex="22pt"/>
    </style:style>
    <style:style style:name="P14" style:family="paragraph" style:parent-style-name="Standard">
      <style:text-properties fo:font-size="22pt" officeooo:rsid="0018f2d1" officeooo:paragraph-rsid="0018f2d1" style:font-size-asian="19.25pt" style:font-size-complex="22pt"/>
    </style:style>
    <style:style style:name="P15" style:family="paragraph" style:parent-style-name="Standard">
      <style:text-properties fo:font-size="22pt" officeooo:rsid="001ae153" officeooo:paragraph-rsid="001ae153" style:font-size-asian="19.25pt" style:font-size-complex="22pt"/>
    </style:style>
    <style:style style:name="P16" style:family="paragraph" style:parent-style-name="Standard">
      <style:text-properties fo:font-size="22pt" officeooo:rsid="001c5abb" officeooo:paragraph-rsid="001ae153" style:font-size-asian="19.25pt" style:font-size-complex="22pt"/>
    </style:style>
    <style:style style:name="T1" style:family="text">
      <style:text-properties officeooo:rsid="000e066c"/>
    </style:style>
    <style:style style:name="T2" style:family="text">
      <style:text-properties officeooo:rsid="00125753"/>
    </style:style>
    <style:style style:name="T3" style:family="text">
      <style:text-properties officeooo:rsid="00132494"/>
    </style:style>
    <style:style style:name="T4" style:family="text">
      <style:text-properties officeooo:rsid="0013f514"/>
    </style:style>
    <style:style style:name="T5" style:family="text">
      <style:text-properties officeooo:rsid="0018f2d1"/>
    </style:style>
    <style:style style:name="T6" style:family="text">
      <style:text-properties officeooo:rsid="001ae153"/>
    </style:style>
    <style:style style:name="T7" style:family="text">
      <style:text-properties officeooo:rsid="001b02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text:p>
      <text:p text:style-name="P1"/>
      <text:p text:style-name="P1">Q1</text:p>
      <text:p text:style-name="P1">ans:</text:p>
      <text:p text:style-name="P1">1)Declaration in the GIMPLE looks same as we do in c but the multiple variable declared and initialized on the same line jis split into multiple lines with only one variable declared on each line.</text:p>
      <text:p text:style-name="P1">2)global declaration in c is vanished in GIMPLE file.</text:p>
      <text:p text:style-name="P1"/>
      <text:p text:style-name="P1">Q2</text:p>
      <text:p text:style-name="P1">ans:</text:p>
      <text:p text:style-name="P2">1)Complex expressions are broken down with each operator in this c=a*b+25 first a*b is calculated and then it is added to 25. </text:p>
      <text:p text:style-name="P3">2)From this we can determine that temp variables when their are multiple operations in the same expression.</text:p>
      <text:p text:style-name="P3"/>
      <text:p text:style-name="P3">Q3</text:p>
      <text:p text:style-name="P3">ans:</text:p>
      <text:p text:style-name="P3">1)floats/doubles are represented in scientific notations in GIMPLE e.g. 34.5 is represented as 3.45e+1 which means 3.45*10^1.</text:p>
      <text:p text:style-name="P3">2)When a float/double is assigned to an integer first it converts float into an integer and stores it into an temp variable and then the value of temp variable is assigned to required integer variable.</text:p>
      <text:p text:style-name="P3"><text:soft-page-break/>Q4</text:p>
      <text:p text:style-name="P3">a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2</text:p>
      <text:p text:style-name="P4"/>
      <text:p text:style-name="P4">Q1</text:p>
      <text:p text:style-name="P4">ans:</text:p>
      <text:p text:style-name="P4">1)if blocks are translated into GIMPLE statements using goto statements.</text:p>
      <text:p text:style-name="P4">2)GIMPLE file makes different spaces where code can enter with the help of goto statements.i.e. if a certain condition is true code can excute a certain block.</text:p>
      <text:p text:style-name="P4">3)Conditional gotos are those which are used if blocks and executed only if certain conditions are true bjut unconditional goto are those which doesn’t need any perticular condition to execute.</text:p>
      <text:p text:style-name="P4"/>
      <text:p text:style-name="P4">Q2</text:p>
      <text:p text:style-name="P4">ans:</text:p>
      <text:p text:style-name="P4">1)<text:span text:style-name="T1">cfg files are complicated and hard to understood than GIMPLE files but they after understanding them we can see clearly how flow of code works.</text:span></text:p>
      <text:p text:style-name="P4"/>
      <text:p text:style-name="P7"/>
      <text:p text:style-name="P4"/>
      <text:p text:style-name="P4"/>
      <text:p text:style-name="P4"/>
      <text:p text:style-name="P4"/>
      <text:p text:style-name="P4"/>
      <text:p text:style-name="P4"/>
      <text:p text:style-name="P5"><text:soft-page-break/>A-3</text:p>
      <text:p text:style-name="P5"/>
      <text:p text:style-name="P5">Q1</text:p>
      <text:p text:style-name="P6">ans: </text:p>
      <text:p text:style-name="P6"><text:span text:style-name="T2">GIMPLE for a while loop jumps are different from simple if-else jumps as in simple if-else jumps </text:span><text:span text:style-name="T3">their is only one jump which is downword to the code but in while loop the if-else jumps are used and the jumps are in the jupward direction to repeat the code as many times as we want.</text:span></text:p>
      <text:p text:style-name="P6"/>
      <text:p text:style-name="P8">Q2</text:p>
      <text:p text:style-name="P8">ans:</text:p>
      <text:p text:style-name="P8">As compared to while loop in GIMPLE file for loop is no different it has same code as while loop only difference is <text:span text:style-name="T4">value of variable is declared initially.</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4</text:p>
      <text:p text:style-name="P5"/>
      <text:p text:style-name="P9">Q1</text:p>
      <text:p text:style-name="P9">ans:</text:p>
      <text:p text:style-name="P12">Array declaration is same as in our code only differnce is if limit of numbers of array is not declared then it declares it in the this file by using number of elelments declared inside that array,also the declaration of values in array are on separate lines for each value. <text:s/>In initialization temp variable is used to assign values in an array from another array.</text:p>
      <text:p text:style-name="P12"/>
      <text:p text:style-name="P12">Q2</text:p>
      <text:p text:style-name="P12">ans:</text:p>
      <text:p text:style-name="P12"/>
      <text:p text:style-name="P12"/>
      <text:p text:style-name="P13">Q3</text:p>
      <text:p text:style-name="P13">ans:</text:p>
      <text:p text:style-name="P13">CLOBBER are there at the end to tell the compiler that the assembly code might modify any memory.</text:p>
      <text:p text:style-name="P13"/>
      <text:p text:style-name="P13"/>
      <text:p text:style-name="P13"/>
      <text:p text:style-name="P13"/>
      <text:p text:style-name="P13"/>
      <text:p text:style-name="P13"/>
      <text:p text:style-name="P13"/>
      <text:p text:style-name="P13"/>
      <text:p text:style-name="P13"><text:soft-page-break/>A-5</text:p>
      <text:p text:style-name="P13"/>
      <text:p text:style-name="P13">Q1</text:p>
      <text:p text:style-name="P13">ans:</text:p>
      <text:p text:style-name="P14">1)Yes</text:p>
      <text:p text:style-name="P14">2)Some variables have suffix ‘(D)’ because their value is not declared in code but they are used in some oerations which requires their value.</text:p>
      <text:p text:style-name="P14"/>
      <text:p text:style-name="P14"/>
      <text:p text:style-name="P12"><text:span text:style-name="T5">Q2</text:span></text:p>
      <text:p text:style-name="P14">ans:</text:p>
      <text:p text:style-name="P14">1) Yes at the last block where the paths of the two assignments to variable ‘a’ and ‘b’ merge their is a PHI statement.</text:p>
      <text:p text:style-name="P14">2)<text:span text:style-name="T6">PHI func returns the value of variable which came.</text:span></text:p>
      <text:p text:style-name="P14"/>
      <text:p text:style-name="P15">Q3</text:p>
      <text:p text:style-name="P15">ans:</text:p>
      <text:p text:style-name="P15">I think if we use two or more variables which depend on each other in if-else statement PHI <text:span text:style-name="T7">node</text:span> can merge <text:span text:style-name="T7">more than two versions of a variable</text:span></text:p>
      <text:p text:style-name="P15"/>
      <text:p text:style-name="P15"/>
      <text:p text:style-name="P15"/>
      <text:p text:style-name="P15"/>
      <text:p text:style-name="P16"/>
      <text:p text:style-name="P15"/>
      <text:p text:style-name="P15"><text:soft-page-break/></text:p>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19:21:11.012878870</meta:creation-date>
    <dc:date>2020-08-17T23:08:50.387501210</dc:date>
    <meta:editing-duration>PT39M19S</meta:editing-duration>
    <meta:editing-cycles>7</meta:editing-cycles>
    <meta:generator>LibreOffice/6.4.4.2$Linux_X86_64 LibreOffice_project/40$Build-2</meta:generator>
    <meta:document-statistic meta:table-count="0" meta:image-count="0" meta:object-count="0" meta:page-count="7" meta:paragraph-count="52" meta:word-count="513" meta:character-count="2837" meta:non-whitespace-character-count="2373"/>
  </office:meta>
</office:document-meta>
</file>